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3.785cm"/>
    </style:style>
    <style:style style:name="ro1" style:family="table-row">
      <style:table-row-properties style:row-height="1.894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729fcf" style:text-align-source="fix" style:repeat-content="false" fo:border="0.99pt dashe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ee6ef" style:text-align-source="fix" style:repeat-content="false" fo:border="0.99pt dashed #000000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5"/>
        <table:table-row table:style-name="ro1">
          <table:table-cell/>
          <table:table-cell office:value-type="string" calcext:value-type="string">
            <text:p>Threat of New </text:p>
            <text:p>Entran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per distribution </text:p>
            <text:p>channels and</text:p>
            <text:p> Economies of scale</text:p>
          </table:table-cell>
          <table:table-cell office:value-type="string" calcext:value-type="string">
            <text:p>Strict licensing </text:p>
            <text:p>regulations </text:p>
            <text:p>and capital </text:p>
            <text:p>Requirement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gaining Power </text:p>
            <text:p>Of Supplier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 strong supply</text:p>
            <text:p> Chain</text:p>
          </table:table-cell>
          <table:table-cell office:value-type="string" calcext:value-type="string">
            <text:p>Several centres </text:p>
            <text:p>Of excellenc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Bargaining Power </text:p>
            <text:p>Of Buyer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ensitivity of </text:p>
            <text:p>Consumers to</text:p>
            <text:p> Prices</text:p>
          </table:table-cell>
          <table:table-cell office:value-type="string" calcext:value-type="string">
            <text:p>Economic volatility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hreat of Substitut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lobalisation</text:p>
          </table:table-cell>
          <table:table-cell office:value-type="string" calcext:value-type="string">
            <text:p>Great product </text:p>
            <text:p>Differentiation</text:p>
            <text:p> In the marke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isting Rivalr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n-store bakeries</text:p>
            <text:p>And craft bakeries</text:p>
          </table:table-cell>
          <table:table-cell office:value-type="string" calcext:value-type="string">
            <text:p>Unique approaches to </text:p>
            <text:p>Busine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09:44:31.935249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7:30:20.718920377</meta:creation-date>
    <dc:date>2022-05-05T09:49:41.206572375</dc:date>
    <meta:editing-duration>PT1H19M49S</meta:editing-duration>
    <meta:editing-cycles>2</meta:editing-cycles>
    <meta:generator>LibreOffice/6.4.7.2$Linux_X86_64 LibreOffice_project/40$Build-2</meta:generator>
    <meta:document-statistic meta:table-count="1" meta:cell-count="20" meta:object-count="0"/>
  </office:meta>
</office:document-meta>
</file>